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23.698cm"/>
    </style:style>
    <style:style style:name="co4" style:family="table-column">
      <style:table-column-properties fo:break-before="auto" style:column-width="6.465cm"/>
    </style:style>
    <style:style style:name="co5" style:family="table-column">
      <style:table-column-properties fo:break-before="auto" style:column-width="20.53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9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/>
    </style:style>
    <style:style style:name="ce5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background-color="#009900"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Balises Meta</text:p>
          </table:table-cell>
          <table:table-cell office:value-type="string">
            <text:p>Pas de balise description</text:p>
          </table:table-cell>
          <table:table-cell office:value-type="string">
            <text:p>Rédigez des balises META &lt;description&gt; entre 70 et 320 caractères qui donnent envie aux internautes de cliquer</text:p>
          </table:table-cell>
          <table:table-cell table:style-name="ce6"/>
          <table:table-cell table:style-name="ce8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balise title</text:p>
          </table:table-cell>
          <table:table-cell office:value-type="string">
            <text:p>Vérifiez que toutes vos pages ont une balise META &lt;title&gt; qui ne dépasse pas 65 caractères idéalement</text:p>
          </table:table-cell>
          <table:table-cell table:style-name="ce6"/>
          <table:table-cell table:style-name="ce8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eywords</text:p>
          </table:table-cell>
          <table:table-cell office:value-type="string">
            <text:p>mauvais choix de keywords</text:p>
          </table:table-cell>
          <table:table-cell table:style-name="ce4" office:value-type="string">
            <text:p>utiliser des keywords cohérents, différents, locaux...</text:p>
          </table:table-cell>
          <table:table-cell table:style-name="ce7"/>
          <table:table-cell table:style-name="ce8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keywords dans les titres</text:p>
          </table:table-cell>
          <table:table-cell table:style-name="ce4" office:value-type="string">
            <text:p>rappeler son keyword principal dans les H1 et H2</text:p>
          </table:table-cell>
          <table:table-cell table:style-name="ce6"/>
          <table:table-cell table:style-name="ce8" office:value-type="string">
            <text:p>https://openclassrooms.com/fr/courses/5561431-augmentez-votre-trafic-grace-au-referencement-naturel-seo/5578342-realisez-un-audit-de-votre-site#/id/r-56574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épétition dans la meta</text:p>
          </table:table-cell>
          <table:table-cell table:style-name="ce4" office:value-type="string">
            <text:p>ne pas mettre plein de fois le même mot</text:p>
          </table:table-cell>
          <table:table-cell table:style-name="ce7"/>
          <table:table-cell table:style-name="ce8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ens</text:p>
          </table:table-cell>
          <table:table-cell office:value-type="string">
            <text:p>utilisation d'annuaire</text:p>
          </table:table-cell>
          <table:table-cell table:style-name="ce4" office:value-type="string">
            <text:p>insérer les liens vers les sites annexes dans les paragraphes</text:p>
          </table:table-cell>
          <table:table-cell table:style-name="ce7"/>
          <table:table-cell table:style-name="ce8" office:value-type="string">
            <text:p>https://openclassrooms.com/fr/courses/5561431-augmentez-votre-trafic-grace-au-referencement-naturel-seo/5578346-augmentez-lautorite-de-votre-site#/id/r-56471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externes incohérents</text:p>
          </table:table-cell>
          <table:table-cell table:style-name="ce4" office:value-type="string">
            <text:p>mettre des liens en rapport avec l'activité du site et vers des sites qualitatifs</text:p>
          </table:table-cell>
          <table:table-cell table:style-name="ce7"/>
          <table:table-cell table:style-name="ce9" office:value-type="string">
            <text:p>https://openclassrooms.com/fr/courses/5561431-augmentez-votre-trafic-grace-au-referencement-naturel-seo/5578342-realisez-un-audit-de-votre-site#/id/r-56030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ages</text:p>
          </table:table-cell>
          <table:table-cell office:value-type="string">
            <text:p>utilisation de .bmp</text:p>
          </table:table-cell>
          <table:table-cell table:style-name="ce5" office:value-type="string">
            <text:p>Prenez soins de garder la taille de vos images la plus légère possible pour ne pas impacter défavorablement votre temps de chargement. </text:p>
          </table:table-cell>
          <table:table-cell table:style-name="ce6"/>
          <table:table-cell table:style-name="ce9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xte</text:p>
          </table:table-cell>
          <table:table-cell office:value-type="string">
            <text:p>trop peu de texte dans les paragraphes</text:p>
          </table:table-cell>
          <table:table-cell table:style-name="ce5" office:value-type="string">
            <text:p>Rédigez des contenus de plus de 500 mots, voire encore plus longs si vous le pouvez </text:p>
          </table:table-cell>
          <table:table-cell table:style-name="ce7"/>
          <table:table-cell table:style-name="ce9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navigation</text:p>
          </table:table-cell>
          <table:table-cell office:value-type="string">
            <text:p>pas de balise sémantiques</text:p>
          </table:table-cell>
          <table:table-cell table:style-name="ce4" office:value-type="string">
            <text:p>utiliser les balises sémantiques, main, header, footer, section...</text:p>
          </table:table-cell>
          <table:table-cell table:style-name="ce6"/>
          <table:table-cell table:style-name="ce8" office:value-type="string">
            <text:p>https://www.w3.org/TR/WCAG/#pars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angue non définie</text:p>
          </table:table-cell>
          <table:table-cell table:style-name="ce4" office:value-type="string">
            <text:p>définir la langue, ne pas la laisser en default</text:p>
          </table:table-cell>
          <table:table-cell table:style-name="ce6"/>
          <table:table-cell table:style-name="ce8" office:value-type="string">
            <text:p>https://www.w3.org/TR/WCAG/#language-of-p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mal définis par leur nom</text:p>
          </table:table-cell>
          <table:table-cell table:style-name="ce4" office:value-type="string">
            <text:p>chaque lien doit être explicite de par son intitulé</text:p>
          </table:table-cell>
          <table:table-cell table:style-name="ce6"/>
          <table:table-cell table:style-name="ce9" office:value-type="string">
            <text:p>https://www.w3.org/TR/WCAG/#link-purpose-in-con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put id!=label</text:p>
          </table:table-cell>
          <table:table-cell table:style-name="ce4" office:value-type="string">
            <text:p>le label doit avoir le même nom que l'id de l'input lié</text:p>
          </table:table-cell>
          <table:table-cell table:style-name="ce7"/>
          <table:table-cell table:style-name="ce9" office:value-type="string">
            <text:p>https://www.w3.org/TR/WCAG/#identify-input-purpo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cture</text:p>
          </table:table-cell>
          <table:table-cell office:value-type="string">
            <text:p>font size trop petite</text:p>
          </table:table-cell>
          <table:table-cell table:style-name="ce4" office:value-type="string">
            <text:p>minimum 16px pour les paragraphes</text:p>
          </table:table-cell>
          <table:table-cell table:style-name="ce6"/>
          <table:table-cell table:style-name="ce8" office:value-type="string">
            <text:p>https://www.mediavine.com/increase-font-size-and-increase-seo-rpm-along-with-it/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xte intégré dans des images</text:p>
          </table:table-cell>
          <table:table-cell table:style-name="ce4" office:value-type="string">
            <text:p>Jamais de texte dans une image</text:p>
          </table:table-cell>
          <table:table-cell table:style-name="ce6"/>
          <table:table-cell table:style-name="ce8" office:value-type="string">
            <text:p>https://www.w3.org/TR/WCAG/#images-of-text-no-excep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traste et backgrounds mal choisis</text:p>
          </table:table-cell>
          <table:table-cell table:style-name="ce4" office:value-type="string">
            <text:p>garder un contraste de 4,5:1 ou 3:1 pour les grande font size, pas de background nuisant à la lisibilité</text:p>
          </table:table-cell>
          <table:table-cell table:style-name="ce6"/>
          <table:table-cell table:style-name="ce8" office:value-type="string">
            <text:p>https://www.w3.org/TR/WCAG/#contrast-minim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message d'erreur de saisie input</text:p>
          </table:table-cell>
          <table:table-cell table:style-name="ce4" office:value-type="string">
            <text:p>si champ invalide, expliquer pourquoi</text:p>
          </table:table-cell>
          <table:table-cell/>
          <table:table-cell table:style-name="ce9" office:value-type="string">
            <text:p>https://www.w3.org/TR/WCAG/#error-identific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ttribut alt et title des images</text:p>
          </table:table-cell>
          <table:table-cell table:style-name="ce5" office:value-type="string">
            <text:p>Utilisez des images dans vos contenus, en prenant soin de renseigner les balises &lt;alt&gt; et &lt;title&gt; de vos visuels. </text:p>
          </table:table-cell>
          <table:table-cell table:style-name="ce6"/>
          <table:table-cell table:style-name="ce8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number-style style:name="N8128P0" style:volatile="true" number:language="fr" number:country="FR">
      <number:number number:decimal-places="0" number:min-integer-digits="1" number:grouping="true"/>
      <number:text> €</number:text>
    </number:number-style>
    <number:number-style style:name="N8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fr" number:country="FR">
      <number:number number:decimal-places="0" number:min-integer-digits="1" number:grouping="true"/>
      <number:text> €</number:text>
    </number:number-style>
    <number:number-style style:name="N8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fr" number:country="FR">
      <number:number number:decimal-places="2" number:min-integer-digits="1" number:grouping="true"/>
      <number:text> €</number:text>
    </number:number-style>
    <number:number-style style:name="N8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fr" number:country="FR">
      <number:number number:decimal-places="2" number:min-integer-digits="1" number:grouping="true"/>
      <number:text> €</number:text>
    </number:number-style>
    <number:number-style style:name="N8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1P0"/>
    </number:number-style>
    <number:number-style style:name="N8132P0" style:volatile="true" number:language="fr" number:country="FR">
      <number:number number:decimal-places="0" number:min-integer-digits="1" number:grouping="true"/>
      <number:text>   </number:text>
    </number:number-style>
    <number:number-style style:name="N813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32P0"/>
    </number:number-style>
    <number:number-style style:name="N8133P0" style:volatile="true" number:language="fr" number:country="FR">
      <number:number number:decimal-places="0" number:min-integer-digits="1" number:grouping="true"/>
      <number:text>   </number:text>
    </number:number-style>
    <number:number-style style:name="N813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3P0"/>
    </number:number-style>
    <number:number-style style:name="N8134P0" style:volatile="true" number:language="fr" number:country="FR">
      <number:number number:decimal-places="2" number:min-integer-digits="1" number:grouping="true"/>
      <number:text>   </number:text>
    </number:number-style>
    <number:number-style style:name="N813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34P0"/>
    </number:number-style>
    <number:number-style style:name="N8135P0" style:volatile="true" number:language="fr" number:country="FR">
      <number:number number:decimal-places="2" number:min-integer-digits="1" number:grouping="true"/>
      <number:text>   </number:text>
    </number:number-style>
    <number:number-style style:name="N813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5P0"/>
    </number:number-style>
    <number:number-style style:name="N813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3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36P2" style:volatile="true" number:language="fr" number:country="FR">
      <number:text> -    </number:text>
    </number:number-style>
    <number:text-style style:name="N8136" number:language="fr" number:country="FR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7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7P2" style:volatile="true" number:language="fr" number:country="FR">
      <number:text> - €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0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22/10/2021</text:date>, <text:time>10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0:23:39.85</dc:date>
    <dc:creator>antoine vadot</dc:creator>
    <meta:document-statistic meta:table-count="1" meta:cell-count="69" meta:object-count="0"/>
    <meta:generator>OpenOffice/4.1.6$Win32 OpenOffice.org_project/416m1$Build-9790</meta:generator>
  </office:meta>
</office:document-meta>
</file>